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564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953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1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2" table:number-columns-repeated="21"/>
        <table:table-column table:style-name="co5" table:default-cell-style-name="ce2"/>
        <table:table-column table:style-name="co4" table:default-cell-style-name="ce2" table:number-columns-repeated="232"/>
        <table:table-column table:style-name="co4" table:default-cell-style-name="Default" table:number-columns-repeated="767"/>
        <table:table-row table:style-name="ro1">
          <table:table-cell ns41:value-type="string" table:style-name="TL Title" office:value-type="string">
            <text:p>T5: Opgave van het aantal krachtswerktuigen in de onderscheidene beroepsklassen gebezigd.</text:p>
          </table:table-cell>
          <table:table-cell table:style-name="ce7"/>
          <table:table-cell table:style-name="ce14" table:number-columns-repeated="22"/>
          <table:table-cell table:style-name="ce21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Property" office:value-type="string">
            <text:p>GEMEENTEN</text:p>
          </table:table-cell>
          <table:table-cell ns41:value-type="string" table:style-name="TL RowProperty" office:value-type="string">
            <text:p>Gedreven door</text:p>
          </table:table-cell>
          <table:table-cell table:style-name="ce15"/>
          <table:table-cell ns41:value-type="string" table:style-name="TL ColHeader" office:value-type="string">
            <text:p>I</text:p>
          </table:table-cell>
          <table:table-cell ns41:value-type="string" table:style-name="TL ColHeader" office:value-type="string">
            <text:p>II</text:p>
          </table:table-cell>
          <table:table-cell ns41:value-type="string" table:style-name="TL ColHeader" office:value-type="string">
            <text:p>III</text:p>
          </table:table-cell>
          <table:table-cell ns41:value-type="string" table:style-name="TL ColHeader" office:value-type="string">
            <text:p>IV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VI</text:p>
          </table:table-cell>
          <table:table-cell ns41:value-type="string" table:style-name="TL ColHeader" table:number-columns-repeated="2" office:value-type="string">
            <text:p>VII</text:p>
          </table:table-cell>
          <table:table-cell ns41:value-type="string" table:style-name="TL ColHeader" office:value-type="string">
            <text:p>IX</text:p>
          </table:table-cell>
          <table:table-cell ns41:value-type="string" table:style-name="TL ColHeader" office:value-type="string">
            <text:p>X</text:p>
          </table:table-cell>
          <table:table-cell ns41:value-type="string" table:style-name="TL ColHeader" office:value-type="string">
            <text:p>XI</text:p>
          </table:table-cell>
          <table:table-cell ns41:value-type="string" table:style-name="TL ColHeader" office:value-type="string">
            <text:p>XII</text:p>
          </table:table-cell>
          <table:table-cell ns41:value-type="string" table:style-name="TL ColHeader" office:value-type="string">
            <text:p>XIII</text:p>
          </table:table-cell>
          <table:table-cell ns41:value-type="string" table:style-name="TL ColHeader" office:value-type="string">
            <text:p>XIV</text:p>
          </table:table-cell>
          <table:table-cell ns41:value-type="string" table:style-name="TL ColHeader" office:value-type="string">
            <text:p>XV</text:p>
          </table:table-cell>
          <table:table-cell ns41:value-type="string" table:style-name="TL ColHeader" office:value-type="string">
            <text:p>XVI</text:p>
          </table:table-cell>
          <table:table-cell ns41:value-type="string" table:style-name="TL ColHeader" office:value-type="string">
            <text:p>XVII</text:p>
          </table:table-cell>
          <table:table-cell ns41:value-type="string" table:style-name="TL ColHeader" office:value-type="string">
            <text:p>XVIII</text:p>
          </table:table-cell>
          <table:table-cell ns41:value-type="string" table:style-name="TL ColHeader" office:value-type="string">
            <text:p>XIX</text:p>
          </table:table-cell>
          <table:table-cell ns41:value-type="string" table:style-name="TL ColHeader" office:value-type="string">
            <text:p>XX</text:p>
          </table:table-cell>
          <table:table-cell ns41:value-type="string" table:style-name="TL ColHeader" office:value-type="string">
            <text:p>XXXIII</text:p>
          </table:table-cell>
          <table:table-cell ns41:value-type="string" table:style-name="TL ColHeader" office:value-type="string">
            <text:p>Totaal</text:p>
          </table:table-cell>
          <table:table-cell table:style-name="ce15"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HRowHeader" office:value-type="string">
            <text:p>Abcoude-Baambrugge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table:formula="of:=[.X5]+[.W5]+[.V5]+[.U5]+[.T5]+[.S5]+[.R5]+[.Q5]+[.P5]+[.O5]+[.N5]+[.M5]+[.L5]+[.K5]+[.J5]+[.I5]+[.H5]+[.G5]+[.F5]+[.E5]+[.D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bcoude-Proostdij</text:p>
          </table:table-cell>
          <table:table-cell ns41:value-type="string" table:style-name="TL HRowHeader" office:value-type="string">
            <text:p>Wind</text:p>
          </table:table-cell>
          <table:table-cell table:style-name="ce16"/>
          <table:table-cell table:style-name="TL Data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7]+[.W7]+[.V7]+[.U7]+[.T7]+[.S7]+[.R7]+[.Q7]+[.P7]+[.O7]+[.N7]+[.M7]+[.L7]+[.K7]+[.J7]+[.I7]+[.H7]+[.G7]+[.F7]+[.E7]+[.D7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chttienhov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]+[.W8]+[.V8]+[.U8]+[.T8]+[.S8]+[.R8]+[.Q8]+[.P8]+[.O8]+[.N8]+[.M8]+[.L8]+[.K8]+[.J8]+[.I8]+[.H8]+[.G8]+[.F8]+[.E8]+[.D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mersfoor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9]+[.W9]+[.V9]+[.U9]+[.T9]+[.S9]+[.R9]+[.Q9]+[.P9]+[.O9]+[.N9]+[.M9]+[.L9]+[.K9]+[.J9]+[.I9]+[.H9]+[.G9]+[.F9]+[.E9]+[.D9]" ns41:value-type="float" table:style-name="TL Data" office:value-type="float" office:value="8">
            <text:p>8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 table:style-name="ce16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Amerongen</text:p>
          </table:table-cell>
          <table:table-cell ns41:value-type="string" table:style-name="TL HRowHeader" office:value-type="string">
            <text:p>Wind</text:p>
          </table:table-cell>
          <table:table-cell table:style-name="ce16"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aar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12]+[.W12]+[.V12]+[.U12]+[.T12]+[.S12]+[.R12]+[.Q12]+[.P12]+[.O12]+[.N12]+[.M12]+[.L12]+[.K12]+[.J12]+[.I12]+[.H12]+[.G12]+[.F12]+[.E12]+[.D1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]+[.W13]+[.V13]+[.U13]+[.T13]+[.S13]+[.R13]+[.Q13]+[.P13]+[.O13]+[.N13]+[.M13]+[.L13]+[.K13]+[.J13]+[.I13]+[.H13]+[.G13]+[.F13]+[.E13]+[.D1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enschop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]+[.W14]+[.V14]+[.U14]+[.T14]+[.S14]+[.R14]+[.Q14]+[.P14]+[.O14]+[.N14]+[.M14]+[.L14]+[.K14]+[.J14]+[.I14]+[.H14]+[.G14]+[.F14]+[.E14]+[.D1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ildt (De)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5]+[.W15]+[.V15]+[.U15]+[.T15]+[.S15]+[.R15]+[.Q15]+[.P15]+[.O15]+[.N15]+[.M15]+[.L15]+[.K15]+[.J15]+[.I15]+[.H15]+[.G15]+[.F15]+[.E15]+[.D15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reukelen-Nijenrode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5" office:value-type="float">
            <text:p>5</text:p>
          </table:table-cell>
          <table:table-cell table:formula="of:=[.X17]+[.W17]+[.V17]+[.U17]+[.T17]+[.S17]+[.R17]+[.Q17]+[.P17]+[.O17]+[.N17]+[.M17]+[.L17]+[.K17]+[.J17]+[.I17]+[.H17]+[.G17]+[.F17]+[.E17]+[.D17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reukelen-St. Pieters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]+[.W18]+[.V18]+[.U18]+[.T18]+[.S18]+[.R18]+[.Q18]+[.P18]+[.O18]+[.N18]+[.M18]+[.L18]+[.K18]+[.J18]+[.I18]+[.H18]+[.G18]+[.F18]+[.E18]+[.D1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unni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]+[.W19]+[.V19]+[.U19]+[.T19]+[.S19]+[.R19]+[.Q19]+[.P19]+[.O19]+[.N19]+[.M19]+[.L19]+[.K19]+[.J19]+[.I19]+[.H19]+[.G19]+[.F19]+[.E19]+[.D1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Bunschot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Door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]+[.W21]+[.V21]+[.U21]+[.T21]+[.S21]+[.R21]+[.Q21]+[.P21]+[.O21]+[.N21]+[.M21]+[.L21]+[.K21]+[.J21]+[.I21]+[.H21]+[.G21]+[.F21]+[.E21]+[.D2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Eemnes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]+[.W22]+[.V22]+[.U22]+[.T22]+[.S22]+[.R22]+[.Q22]+[.P22]+[.O22]+[.N22]+[.M22]+[.L22]+[.K22]+[.J22]+[.I22]+[.H22]+[.G22]+[.F22]+[.E22]+[.D2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aarzuilens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3]+[.W23]+[.V23]+[.U23]+[.T23]+[.S23]+[.R23]+[.Q23]+[.P23]+[.O23]+[.N23]+[.M23]+[.L23]+[.K23]+[.J23]+[.I23]+[.H23]+[.G23]+[.F23]+[.E23]+[.D2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armel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24]+[.W24]+[.V24]+[.U24]+[.T24]+[.S24]+[.R24]+[.Q24]+[.P24]+[.O24]+[.N24]+[.M24]+[.L24]+[.K24]+[.J24]+[.I24]+[.H24]+[.G24]+[.F24]+[.E24]+[.D2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]+[.W25]+[.V25]+[.U25]+[.T25]+[.S25]+[.R25]+[.Q25]+[.P25]+[.O25]+[.N25]+[.M25]+[.L25]+[.K25]+[.J25]+[.I25]+[.H25]+[.G25]+[.F25]+[.E25]+[.D2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oogland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table:formula="of:=[.X26]+[.W26]+[.V26]+[.U26]+[.T26]+[.S26]+[.R26]+[.Q26]+[.P26]+[.O26]+[.N26]+[.M26]+[.L26]+[.K26]+[.J26]+[.I26]+[.H26]+[.G26]+[.F26]+[.E26]+[.D26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Hout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]+[.W28]+[.V28]+[.U28]+[.T28]+[.S28]+[.R28]+[.Q28]+[.P28]+[.O28]+[.N28]+[.M28]+[.L28]+[.K28]+[.J28]+[.I28]+[.H28]+[.G28]+[.F28]+[.E28]+[.D2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Ijsselstein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9]+[.W29]+[.V29]+[.U29]+[.T29]+[.S29]+[.R29]+[.Q29]+[.P29]+[.O29]+[.N29]+[.M29]+[.L29]+[.K29]+[.J29]+[.I29]+[.H29]+[.G29]+[.F29]+[.E29]+[.D29]" ns41:value-type="float" table:style-name="TL Data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Jaarsveld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1]+[.W31]+[.V31]+[.U31]+[.T31]+[.S31]+[.R31]+[.Q31]+[.P31]+[.O31]+[.N31]+[.M31]+[.L31]+[.K31]+[.J31]+[.I31]+[.H31]+[.G31]+[.F31]+[.E31]+[.D3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Jutphaas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32]+[.W32]+[.V32]+[.U32]+[.T32]+[.S32]+[.R32]+[.Q32]+[.P32]+[.O32]+[.N32]+[.M32]+[.L32]+[.K32]+[.J32]+[.I32]+[.H32]+[.G32]+[.F32]+[.E32]+[.D32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ameri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33]+[.W33]+[.V33]+[.U33]+[.T33]+[.S33]+[.R33]+[.Q33]+[.P33]+[.O33]+[.N33]+[.M33]+[.L33]+[.K33]+[.J33]+[.I33]+[.H33]+[.G33]+[.F33]+[.E33]+[.D3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Kockengen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34]+[.W34]+[.V34]+[.U34]+[.T34]+[.S34]+[.R34]+[.Q34]+[.P34]+[.O34]+[.N34]+[.M34]+[.L34]+[.K34]+[.J34]+[.I34]+[.H34]+[.G34]+[.F34]+[.E34]+[.D3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35]+[.W35]+[.V35]+[.U35]+[.T35]+[.S35]+[.R35]+[.Q35]+[.P35]+[.O35]+[.N35]+[.M35]+[.L35]+[.K35]+[.J35]+[.I35]+[.H35]+[.G35]+[.F35]+[.E35]+[.D3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eersum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eusd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7]+[.W37]+[.V37]+[.U37]+[.T37]+[.S37]+[.R37]+[.Q37]+[.P37]+[.O37]+[.N37]+[.M37]+[.L37]+[.K37]+[.J37]+[.I37]+[.H37]+[.G37]+[.F37]+[.E37]+[.D3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indschoten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39]+[.W39]+[.V39]+[.U39]+[.T39]+[.S39]+[.R39]+[.Q39]+[.P39]+[.O39]+[.N39]+[.M39]+[.L39]+[.K39]+[.J39]+[.I39]+[.H39]+[.G39]+[.F39]+[.E39]+[.D3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40]+[.W40]+[.V40]+[.U40]+[.T40]+[.S40]+[.R40]+[.Q40]+[.P40]+[.O40]+[.N40]+[.M40]+[.L40]+[.K40]+[.J40]+[.I40]+[.H40]+[.G40]+[.F40]+[.E40]+[.D40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oenen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formula="of:=[.X41]+[.W41]+[.V41]+[.U41]+[.T41]+[.S41]+[.R41]+[.Q41]+[.P41]+[.O41]+[.N41]+[.M41]+[.L41]+[.K41]+[.J41]+[.I41]+[.H41]+[.G41]+[.F41]+[.E41]+[.D41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2]+[.W42]+[.V42]+[.U42]+[.T42]+[.S42]+[.R42]+[.Q42]+[.P42]+[.O42]+[.N42]+[.M42]+[.L42]+[.K42]+[.J42]+[.I42]+[.H42]+[.G42]+[.F42]+[.E42]+[.D4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oenersloot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43]+[.W43]+[.V43]+[.U43]+[.T43]+[.S43]+[.R43]+[.Q43]+[.P43]+[.O43]+[.N43]+[.M43]+[.L43]+[.K43]+[.J43]+[.I43]+[.H43]+[.G43]+[.F43]+[.E43]+[.D4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oosdrecht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44]+[.W44]+[.V44]+[.U44]+[.T44]+[.S44]+[.R44]+[.Q44]+[.P44]+[.O44]+[.N44]+[.M44]+[.L44]+[.K44]+[.J44]+[.I44]+[.H44]+[.G44]+[.F44]+[.E44]+[.D4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Lopi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5]+[.W45]+[.V45]+[.U45]+[.T45]+[.S45]+[.R45]+[.Q45]+[.P45]+[.O45]+[.N45]+[.M45]+[.L45]+[.K45]+[.J45]+[.I45]+[.H45]+[.G45]+[.F45]+[.E45]+[.D4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aarssen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table:formula="of:=[.X46]+[.W46]+[.V46]+[.U46]+[.T46]+[.S46]+[.R46]+[.Q46]+[.P46]+[.O46]+[.N46]+[.M46]+[.L46]+[.K46]+[.J46]+[.I46]+[.H46]+[.G46]+[.F46]+[.E46]+[.D46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aartensdij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47]+[.W47]+[.V47]+[.U47]+[.T47]+[.S47]+[.R47]+[.Q47]+[.P47]+[.O47]+[.N47]+[.M47]+[.L47]+[.K47]+[.J47]+[.I47]+[.H47]+[.G47]+[.F47]+[.E47]+[.D4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8]+[.W48]+[.V48]+[.U48]+[.T48]+[.S48]+[.R48]+[.Q48]+[.P48]+[.O48]+[.N48]+[.M48]+[.L48]+[.K48]+[.J48]+[.I48]+[.H48]+[.G48]+[.F48]+[.E48]+[.D48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ijdrech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[.X49]+[.W49]+[.V49]+[.U49]+[.T49]+[.S49]+[.R49]+[.Q49]+[.P49]+[.O49]+[.N49]+[.M49]+[.L49]+[.K49]+[.J49]+[.I49]+[.H49]+[.G49]+[.F49]+[.E49]+[.D4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50]+[.W50]+[.V50]+[.U50]+[.T50]+[.S50]+[.R50]+[.Q50]+[.P50]+[.O50]+[.N50]+[.M50]+[.L50]+[.K50]+[.J50]+[.I50]+[.H50]+[.G50]+[.F50]+[.E50]+[.D50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Montfoor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1]+[.W51]+[.V51]+[.U51]+[.T51]+[.S51]+[.R51]+[.Q51]+[.P51]+[.O51]+[.N51]+[.M51]+[.L51]+[.K51]+[.J51]+[.I51]+[.H51]+[.G51]+[.F51]+[.E51]+[.D5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Nigtevech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3]+[.W53]+[.V53]+[.U53]+[.T53]+[.S53]+[.R53]+[.Q53]+[.P53]+[.O53]+[.N53]+[.M53]+[.L53]+[.K53]+[.J53]+[.I53]+[.H53]+[.G53]+[.F53]+[.E53]+[.D53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Oudenrijn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table:formula="of:=[.X54]+[.W54]+[.V54]+[.U54]+[.T54]+[.S54]+[.R54]+[.Q54]+[.P54]+[.O54]+[.N54]+[.M54]+[.L54]+[.K54]+[.J54]+[.I54]+[.H54]+[.G54]+[.F54]+[.E54]+[.D5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enswoude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5]+[.W55]+[.V55]+[.U55]+[.T55]+[.S55]+[.R55]+[.Q55]+[.P55]+[.O55]+[.N55]+[.M55]+[.L55]+[.K55]+[.J55]+[.I55]+[.H55]+[.G55]+[.F55]+[.E55]+[.D55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Rhenen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6]+[.W56]+[.V56]+[.U56]+[.T56]+[.S56]+[.R56]+[.Q56]+[.P56]+[.O56]+[.N56]+[.M56]+[.L56]+[.K56]+[.J56]+[.I56]+[.H56]+[.G56]+[.F56]+[.E56]+[.D56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chalkwij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8]+[.W58]+[.V58]+[.U58]+[.T58]+[.S58]+[.R58]+[.Q58]+[.P58]+[.O58]+[.N58]+[.M58]+[.L58]+[.K58]+[.J58]+[.I58]+[.H58]+[.G58]+[.F58]+[.E58]+[.D5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oes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0]+[.W60]+[.V60]+[.U60]+[.T60]+[.S60]+[.R60]+[.Q60]+[.P60]+[.O60]+[.N60]+[.M60]+[.L60]+[.K60]+[.J60]+[.I60]+[.H60]+[.G60]+[.F60]+[.E60]+[.D6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Stoutenberg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61]+[.W61]+[.V61]+[.U61]+[.T61]+[.S61]+[.R61]+[.Q61]+[.P61]+[.O61]+[.N61]+[.M61]+[.L61]+[.K61]+[.J61]+[.I61]+[.H61]+[.G61]+[.F61]+[.E61]+[.D6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Utrecht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X62]+[.W62]+[.V62]+[.U62]+[.T62]+[.S62]+[.R62]+[.Q62]+[.P62]+[.O62]+[.N62]+[.M62]+[.L62]+[.K62]+[.J62]+[.I62]+[.H62]+[.G62]+[.F62]+[.E62]+[.D62]" ns41:value-type="float" table:style-name="TL Data" office:value-type="float" office:value="46">
            <text:p>46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Gas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63]+[.W63]+[.V63]+[.U63]+[.T63]+[.S63]+[.R63]+[.Q63]+[.P63]+[.O63]+[.N63]+[.M63]+[.L63]+[.K63]+[.J63]+[.I63]+[.H63]+[.G63]+[.F63]+[.E63]+[.D63]" ns41:value-type="float" table:style-name="TL Data" office:value-type="float" office:value="19">
            <text:p>19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ater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64]+[.W64]+[.V64]+[.U64]+[.T64]+[.S64]+[.R64]+[.Q64]+[.P64]+[.O64]+[.N64]+[.M64]+[.L64]+[.K64]+[.J64]+[.I64]+[.H64]+[.G64]+[.F64]+[.E64]+[.D64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65]+[.W65]+[.V65]+[.U65]+[.T65]+[.S65]+[.R65]+[.Q65]+[.P65]+[.O65]+[.N65]+[.M65]+[.L65]+[.K65]+[.J65]+[.I65]+[.H65]+[.G65]+[.F65]+[.E65]+[.D65]" ns41:value-type="float" table:style-name="TL Data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eenedaal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[.X66]+[.W66]+[.V66]+[.U66]+[.T66]+[.S66]+[.R66]+[.Q66]+[.P66]+[.O66]+[.N66]+[.M66]+[.L66]+[.K66]+[.J66]+[.I66]+[.H66]+[.G66]+[.F66]+[.E66]+[.D66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eldhuizen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7]+[.W67]+[.V67]+[.U67]+[.T67]+[.S67]+[.R67]+[.Q67]+[.P67]+[.O67]+[.N67]+[.M67]+[.L67]+[.K67]+[.J67]+[.I67]+[.H67]+[.G67]+[.F67]+[.E67]+[.D67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reeland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8]+[.W68]+[.V68]+[.U68]+[.T68]+[.S68]+[.R68]+[.Q68]+[.P68]+[.O68]+[.N68]+[.M68]+[.L68]+[.K68]+[.J68]+[.I68]+[.H68]+[.G68]+[.F68]+[.E68]+[.D68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9]+[.W69]+[.V69]+[.U69]+[.T69]+[.S69]+[.R69]+[.Q69]+[.P69]+[.O69]+[.N69]+[.M69]+[.L69]+[.K69]+[.J69]+[.I69]+[.H69]+[.G69]+[.F69]+[.E69]+[.D69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Vreeswijk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70]+[.W70]+[.V70]+[.U70]+[.T70]+[.S70]+[.R70]+[.Q70]+[.P70]+[.O70]+[.N70]+[.M70]+[.L70]+[.K70]+[.J70]+[.I70]+[.H70]+[.G70]+[.F70]+[.E70]+[.D7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1]+[.W71]+[.V71]+[.U71]+[.T71]+[.S71]+[.R71]+[.Q71]+[.P71]+[.O71]+[.N71]+[.M71]+[.L71]+[.K71]+[.J71]+[.I71]+[.H71]+[.G71]+[.F71]+[.E71]+[.D71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erkhoven 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ijk bij Duurstede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73]+[.W73]+[.V73]+[.U73]+[.T73]+[.S73]+[.R73]+[.Q73]+[.P73]+[.O73]+[.N73]+[.M73]+[.L73]+[.K73]+[.J73]+[.I73]+[.H73]+[.G73]+[.F73]+[.E73]+[.D73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74]+[.W74]+[.V74]+[.U74]+[.T74]+[.S74]+[.R74]+[.Q74]+[.P74]+[.O74]+[.N74]+[.M74]+[.L74]+[.K74]+[.J74]+[.I74]+[.H74]+[.G74]+[.F74]+[.E74]+[.D74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illeskop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75]+[.W75]+[.V75]+[.U75]+[.T75]+[.S75]+[.R75]+[.Q75]+[.P75]+[.O75]+[.N75]+[.M75]+[.L75]+[.K75]+[.J75]+[.I75]+[.H75]+[.G75]+[.F75]+[.E75]+[.D75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illige-Langerak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76]+[.W76]+[.V76]+[.U76]+[.T76]+[.S76]+[.R76]+[.Q76]+[.P76]+[.O76]+[.N76]+[.M76]+[.L76]+[.K76]+[.J76]+[.I76]+[.H76]+[.G76]+[.F76]+[.E76]+[.D76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ilnis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77]+[.W77]+[.V77]+[.U77]+[.T77]+[.S77]+[.R77]+[.Q77]+[.P77]+[.O77]+[.N77]+[.M77]+[.L77]+[.K77]+[.J77]+[.I77]+[.H77]+[.G77]+[.F77]+[.E77]+[.D77]" ns41:value-type="float" table:style-name="TL Data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Woudeberg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8]+[.W78]+[.V78]+[.U78]+[.T78]+[.S78]+[.R78]+[.Q78]+[.P78]+[.O78]+[.N78]+[.M78]+[.L78]+[.K78]+[.J78]+[.I78]+[.H78]+[.G78]+[.F78]+[.E78]+[.D78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9]+[.W79]+[.V79]+[.U79]+[.T79]+[.S79]+[.R79]+[.Q79]+[.P79]+[.O79]+[.N79]+[.M79]+[.L79]+[.K79]+[.J79]+[.I79]+[.H79]+[.G79]+[.F79]+[.E79]+[.D79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egveld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80]+[.W80]+[.V80]+[.U80]+[.T80]+[.S80]+[.R80]+[.Q80]+[.P80]+[.O80]+[.N80]+[.M80]+[.L80]+[.K80]+[.J80]+[.I80]+[.H80]+[.G80]+[.F80]+[.E80]+[.D80]" ns41:value-type="float" table:style-name="TL Data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eist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81]+[.W81]+[.V81]+[.U81]+[.T81]+[.S81]+[.R81]+[.Q81]+[.P81]+[.O81]+[.N81]+[.M81]+[.L81]+[.K81]+[.J81]+[.I81]+[.H81]+[.G81]+[.F81]+[.E81]+[.D81]" ns41:value-type="float" table:style-name="TL Data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2]+[.W82]+[.V82]+[.U82]+[.T82]+[.S82]+[.R82]+[.Q82]+[.P82]+[.O82]+[.N82]+[.M82]+[.L82]+[.K82]+[.J82]+[.I82]+[.H82]+[.G82]+[.F82]+[.E82]+[.D82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Zuilen</text:p>
          </table:table-cell>
          <table:table-cell ns41:value-type="string" table:style-name="TL HRowHeader" office:value-type="string">
            <text:p>Stoo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table:formula="of:=[.X83]+[.W83]+[.V83]+[.U83]+[.T83]+[.S83]+[.R83]+[.Q83]+[.P83]+[.O83]+[.N83]+[.M83]+[.L83]+[.K83]+[.J83]+[.I83]+[.H83]+[.G83]+[.F83]+[.E83]+[.D83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TL HRowHeader"/>
          <table:table-cell ns41:value-type="string" table:style-name="TL HRowHeader" office:value-type="string">
            <text:p>Wind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84]+[.W84]+[.V84]+[.U84]+[.T84]+[.S84]+[.R84]+[.Q84]+[.P84]+[.O84]+[.N84]+[.M84]+[.L84]+[.K84]+[.J84]+[.I84]+[.H84]+[.G84]+[.F84]+[.E84]+[.D84]" ns41:value-type="float" table:style-name="TL Data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 </text:p>
          </table:table-cell>
          <table:table-cell ns41:value-type="string" table:style-name="TL HRowHeader" office:value-type="string">
            <text:p>Stoom</text:p>
          </table:table-cell>
          <table:table-cell/>
          <table:table-cell table:formula="of:=[.D5]+[.D9]+[.D12]+[.D15]+[.D16]+[.D24]+[.D26]+[.D29]+[.D32]+[.D38]+[.D41]+[.D46]+[.D47]+[.D49]+[.D51]+[.D53]+[.D54]+[.D56]+[.D58]+[.D59]+[.D62]+[.D66]+[.D68]+[.D70]+[.D73]+[.D75]+[.D78]+[.D80]+[.D81]+[.D83]" ns41:value-type="float" table:style-name="TL Data" office:value-type="float" office:value="24">
            <text:p>24</text:p>
          </table:table-cell>
          <table:table-cell table:formula="of:=[.E5]+[.E9]+[.E12]+[.E15]+[.E16]+[.E24]+[.E26]+[.E29]+[.E32]+[.E38]+[.E41]+[.E46]+[.E47]+[.E49]+[.E51]+[.E53]+[.E54]+[.E56]+[.E58]+[.E59]+[.E62]+[.E66]+[.E68]+[.E70]+[.E73]+[.E75]+[.E78]+[.E80]+[.E81]+[.E83]" ns41:value-type="float" table:style-name="TL Data" office:value="4" office:value-type="float">
            <text:p>4</text:p>
          </table:table-cell>
          <table:table-cell table:formula="of:=[.F5]+[.F9]+[.F12]+[.F15]+[.F16]+[.F24]+[.F26]+[.F29]+[.F32]+[.F38]+[.F41]+[.F46]+[.F47]+[.F49]+[.F51]+[.F53]+[.F54]+[.F56]+[.F58]+[.F59]+[.F62]+[.F66]+[.F68]+[.F70]+[.F73]+[.F75]+[.F78]+[.F80]+[.F81]+[.F83]" ns41:value-type="float" table:style-name="TL Data" office:value="0" office:value-type="float">
            <text:p>0</text:p>
          </table:table-cell>
          <table:table-cell table:formula="of:=[.G5]+[.G9]+[.G12]+[.G15]+[.G16]+[.G24]+[.G26]+[.G29]+[.G32]+[.G38]+[.G41]+[.G46]+[.G47]+[.G49]+[.G51]+[.G53]+[.G54]+[.G56]+[.G58]+[.G59]+[.G62]+[.G66]+[.G68]+[.G70]+[.G73]+[.G75]+[.G78]+[.G80]+[.G81]+[.G83]" ns41:value-type="float" table:style-name="TL Data" office:value="3" office:value-type="float">
            <text:p>3</text:p>
          </table:table-cell>
          <table:table-cell table:formula="of:=[.H5]+[.H9]+[.H12]+[.H15]+[.H16]+[.H24]+[.H26]+[.H29]+[.H32]+[.H38]+[.H41]+[.H46]+[.H47]+[.H49]+[.H51]+[.H53]+[.H54]+[.H56]+[.H58]+[.H59]+[.H62]+[.H66]+[.H68]+[.H70]+[.H73]+[.H75]+[.H78]+[.H80]+[.H81]+[.H83]" ns41:value-type="float" table:style-name="TL Data" office:value="9" office:value-type="float">
            <text:p>9</text:p>
          </table:table-cell>
          <table:table-cell table:formula="of:=[.I5]+[.I9]+[.I12]+[.I15]+[.I16]+[.I24]+[.I26]+[.I29]+[.I32]+[.I38]+[.I41]+[.I46]+[.I47]+[.I49]+[.I51]+[.I53]+[.I54]+[.I56]+[.I58]+[.I59]+[.I62]+[.I66]+[.I68]+[.I70]+[.I73]+[.I75]+[.I78]+[.I80]+[.I81]+[.I83]" ns41:value-type="float" table:style-name="TL Data" office:value="7" office:value-type="float">
            <text:p>7</text:p>
          </table:table-cell>
          <table:table-cell table:formula="of:=[.J5]+[.J9]+[.J12]+[.J15]+[.J16]+[.J24]+[.J26]+[.J29]+[.J32]+[.J38]+[.J41]+[.J46]+[.J47]+[.J49]+[.J51]+[.J53]+[.J54]+[.J56]+[.J58]+[.J59]+[.J62]+[.J66]+[.J68]+[.J70]+[.J73]+[.J75]+[.J78]+[.J80]+[.J81]+[.J83]" ns41:value-type="float" table:style-name="TL Data" office:value="0" office:value-type="float">
            <text:p>0</text:p>
          </table:table-cell>
          <table:table-cell table:formula="of:=[.K5]+[.K9]+[.K12]+[.K15]+[.K16]+[.K24]+[.K26]+[.K29]+[.K32]+[.K38]+[.K41]+[.K46]+[.K47]+[.K49]+[.K51]+[.K53]+[.K54]+[.K56]+[.K58]+[.K59]+[.K62]+[.K66]+[.K68]+[.K70]+[.K73]+[.K75]+[.K78]+[.K80]+[.K81]+[.K83]" ns41:value-type="float" table:style-name="TL Data" office:value="0" office:value-type="float">
            <text:p>0</text:p>
          </table:table-cell>
          <table:table-cell table:formula="of:=[.L5]+[.L9]+[.L12]+[.L15]+[.L16]+[.L24]+[.L26]+[.L29]+[.L32]+[.L38]+[.L41]+[.L46]+[.L47]+[.L49]+[.L51]+[.L53]+[.L54]+[.L56]+[.L58]+[.L59]+[.L62]+[.L66]+[.L68]+[.L70]+[.L73]+[.L75]+[.L78]+[.L80]+[.L81]+[.L83]" ns41:value-type="float" table:style-name="TL Data" office:value="2" office:value-type="float">
            <text:p>2</text:p>
          </table:table-cell>
          <table:table-cell table:formula="of:=[.M5]+[.M9]+[.M12]+[.M15]+[.M16]+[.M24]+[.M26]+[.M29]+[.M32]+[.M38]+[.M41]+[.M46]+[.M47]+[.M49]+[.M51]+[.M53]+[.M54]+[.M56]+[.M58]+[.M59]+[.M62]+[.M66]+[.M68]+[.M70]+[.M73]+[.M75]+[.M78]+[.M80]+[.M81]+[.M83]" ns41:value-type="float" table:style-name="TL Data" office:value="6" office:value-type="float">
            <text:p>6</text:p>
          </table:table-cell>
          <table:table-cell table:formula="of:=[.N5]+[.N9]+[.N12]+[.N15]+[.N16]+[.N24]+[.N26]+[.N29]+[.N32]+[.N38]+[.N41]+[.N46]+[.N47]+[.N49]+[.N51]+[.N53]+[.N54]+[.N56]+[.N58]+[.N59]+[.N62]+[.N66]+[.N68]+[.N70]+[.N73]+[.N75]+[.N78]+[.N80]+[.N81]+[.N83]" ns41:value-type="float" table:style-name="TL Data" office:value="1" office:value-type="float">
            <text:p>1</text:p>
          </table:table-cell>
          <table:table-cell table:formula="of:=[.O5]+[.O9]+[.O12]+[.O15]+[.O16]+[.O24]+[.O26]+[.O29]+[.O32]+[.O38]+[.O41]+[.O46]+[.O47]+[.O49]+[.O51]+[.O53]+[.O54]+[.O56]+[.O58]+[.O59]+[.O62]+[.O66]+[.O68]+[.O70]+[.O73]+[.O75]+[.O78]+[.O80]+[.O81]+[.O83]" ns41:value-type="float" table:style-name="TL Data" office:value="0" office:value-type="float">
            <text:p>0</text:p>
          </table:table-cell>
          <table:table-cell table:formula="of:=[.P5]+[.P9]+[.P12]+[.P15]+[.P16]+[.P24]+[.P26]+[.P29]+[.P32]+[.P38]+[.P41]+[.P46]+[.P47]+[.P49]+[.P51]+[.P53]+[.P54]+[.P56]+[.P58]+[.P59]+[.P62]+[.P66]+[.P68]+[.P70]+[.P73]+[.P75]+[.P78]+[.P80]+[.P81]+[.P83]" ns41:value-type="float" table:style-name="TL Data" office:value="2" office:value-type="float">
            <text:p>2</text:p>
          </table:table-cell>
          <table:table-cell table:formula="of:=[.Q5]+[.Q9]+[.Q12]+[.Q15]+[.Q16]+[.Q24]+[.Q26]+[.Q29]+[.Q32]+[.Q38]+[.Q41]+[.Q46]+[.Q47]+[.Q49]+[.Q51]+[.Q53]+[.Q54]+[.Q56]+[.Q58]+[.Q59]+[.Q62]+[.Q66]+[.Q68]+[.Q70]+[.Q73]+[.Q75]+[.Q78]+[.Q80]+[.Q81]+[.Q83]" ns41:value-type="float" table:style-name="TL Data" office:value="3" office:value-type="float">
            <text:p>3</text:p>
          </table:table-cell>
          <table:table-cell table:formula="of:=[.R5]+[.R9]+[.R12]+[.R15]+[.R16]+[.R24]+[.R26]+[.R29]+[.R32]+[.R38]+[.R41]+[.R46]+[.R47]+[.R49]+[.R51]+[.R53]+[.R54]+[.R56]+[.R58]+[.R59]+[.R62]+[.R66]+[.R68]+[.R70]+[.R73]+[.R75]+[.R78]+[.R80]+[.R81]+[.R83]" ns41:value-type="float" table:style-name="TL Data" office:value="6" office:value-type="float">
            <text:p>6</text:p>
          </table:table-cell>
          <table:table-cell table:formula="of:=[.S5]+[.S9]+[.S12]+[.S15]+[.S16]+[.S24]+[.S26]+[.S29]+[.S32]+[.S38]+[.S41]+[.S46]+[.S47]+[.S49]+[.S51]+[.S53]+[.S54]+[.S56]+[.S58]+[.S59]+[.S62]+[.S66]+[.S68]+[.S70]+[.S73]+[.S75]+[.S78]+[.S80]+[.S81]+[.S83]" ns41:value-type="float" table:style-name="TL Data" office:value="26" office:value-type="float">
            <text:p>26</text:p>
          </table:table-cell>
          <table:table-cell table:formula="of:=[.T5]+[.T9]+[.T12]+[.T15]+[.T16]+[.T24]+[.T26]+[.T29]+[.T32]+[.T38]+[.T41]+[.T46]+[.T47]+[.T49]+[.T51]+[.T53]+[.T54]+[.T56]+[.T58]+[.T59]+[.T62]+[.T66]+[.T68]+[.T70]+[.T73]+[.T75]+[.T78]+[.T80]+[.T81]+[.T83]" ns41:value-type="float" table:style-name="TL Data" office:value="2" office:value-type="float">
            <text:p>2</text:p>
          </table:table-cell>
          <table:table-cell table:formula="of:=[.U5]+[.U9]+[.U12]+[.U15]+[.U16]+[.U24]+[.U26]+[.U29]+[.U32]+[.U38]+[.U41]+[.U46]+[.U47]+[.U49]+[.U51]+[.U53]+[.U54]+[.U56]+[.U58]+[.U59]+[.U62]+[.U66]+[.U68]+[.U70]+[.U73]+[.U75]+[.U78]+[.U80]+[.U81]+[.U83]" ns41:value-type="float" table:style-name="TL Data" office:value="0" office:value-type="float">
            <text:p>0</text:p>
          </table:table-cell>
          <table:table-cell table:formula="of:=[.V5]+[.V9]+[.V12]+[.V15]+[.V16]+[.V24]+[.V26]+[.V29]+[.V32]+[.V38]+[.V41]+[.V46]+[.V47]+[.V49]+[.V51]+[.V53]+[.V54]+[.V56]+[.V58]+[.V59]+[.V62]+[.V66]+[.V68]+[.V70]+[.V73]+[.V75]+[.V78]+[.V80]+[.V81]+[.V83]" ns41:value-type="float" table:style-name="TL Data" office:value="6" office:value-type="float">
            <text:p>6</text:p>
          </table:table-cell>
          <table:table-cell table:formula="of:=[.W5]+[.W9]+[.W12]+[.W15]+[.W16]+[.W24]+[.W26]+[.W29]+[.W32]+[.W38]+[.W41]+[.W46]+[.W47]+[.W49]+[.W51]+[.W53]+[.W54]+[.W56]+[.W58]+[.W59]+[.W62]+[.W66]+[.W68]+[.W70]+[.W73]+[.W75]+[.W78]+[.W80]+[.W81]+[.W83]" ns41:value-type="float" table:style-name="TL Data" office:value="2" office:value-type="float">
            <text:p>2</text:p>
          </table:table-cell>
          <table:table-cell table:formula="of:=[.X5]+[.X9]+[.X12]+[.X15]+[.X16]+[.X24]+[.X26]+[.X29]+[.X32]+[.X38]+[.X41]+[.X46]+[.X47]+[.X49]+[.X51]+[.X53]+[.X54]+[.X56]+[.X58]+[.X59]+[.X62]+[.X66]+[.X68]+[.X70]+[.X73]+[.X75]+[.X78]+[.X80]+[.X81]+[.X83]" ns41:value-type="float" table:style-name="TL Data" office:value="2" office:value-type="float">
            <text:p>2</text:p>
          </table:table-cell>
          <table:table-cell table:formula="of:=[.Y5]+[.Y9]+[.Y12]+[.Y15]+[.Y16]+[.Y24]+[.Y26]+[.Y29]+[.Y32]+[.Y38]+[.Y41]+[.Y46]+[.Y47]+[.Y49]+[.Y51]+[.Y53]+[.Y54]+[.Y56]+[.Y58]+[.Y59]+[.Y62]+[.Y66]+[.Y68]+[.Y70]+[.Y73]+[.Y75]+[.Y78]+[.Y80]+[.Y81]+[.Y83]" ns41:value-type="float" table:style-name="TL Data" office:value-type="float" office:value="105">
            <text:p>105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 </text:p>
          </table:table-cell>
          <table:table-cell ns41:value-type="string" table:style-name="TL HRowHeader" office:value-type="string">
            <text:p>Gas</text:p>
          </table:table-cell>
          <table:table-cell/>
          <table:table-cell table:formula="of:=[.D63]" ns41:value-type="float" table:style-name="TL Data" office:value-type="float" office:value="0">
            <text:p>0</text:p>
          </table:table-cell>
          <table:table-cell table:formula="of:=[.E63]" ns41:value-type="float" table:style-name="TL Data" office:value="3" office:value-type="float">
            <text:p>3</text:p>
          </table:table-cell>
          <table:table-cell table:formula="of:=[.F63]" ns41:value-type="float" table:style-name="TL Data" office:value="0" office:value-type="float">
            <text:p>0</text:p>
          </table:table-cell>
          <table:table-cell table:formula="of:=[.G63]" ns41:value-type="float" table:style-name="TL Data" office:value="0" office:value-type="float">
            <text:p>0</text:p>
          </table:table-cell>
          <table:table-cell table:formula="of:=[.H63]" ns41:value-type="float" table:style-name="TL Data" office:value="0" office:value-type="float">
            <text:p>0</text:p>
          </table:table-cell>
          <table:table-cell table:formula="of:=[.I63]" ns41:value-type="float" table:style-name="TL Data" office:value="0" office:value-type="float">
            <text:p>0</text:p>
          </table:table-cell>
          <table:table-cell table:formula="of:=[.J63]" ns41:value-type="float" table:style-name="TL Data" office:value="0" office:value-type="float">
            <text:p>0</text:p>
          </table:table-cell>
          <table:table-cell table:formula="of:=[.K63]" ns41:value-type="float" table:style-name="TL Data" office:value="0" office:value-type="float">
            <text:p>0</text:p>
          </table:table-cell>
          <table:table-cell table:formula="of:=[.L63]" ns41:value-type="float" table:style-name="TL Data" office:value="0" office:value-type="float">
            <text:p>0</text:p>
          </table:table-cell>
          <table:table-cell table:formula="of:=[.M63]" ns41:value-type="float" table:style-name="TL Data" office:value="2" office:value-type="float">
            <text:p>2</text:p>
          </table:table-cell>
          <table:table-cell table:formula="of:=[.N63]" ns41:value-type="float" table:style-name="TL Data" office:value="0" office:value-type="float">
            <text:p>0</text:p>
          </table:table-cell>
          <table:table-cell table:formula="of:=[.O63]" ns41:value-type="float" table:style-name="TL Data" office:value="0" office:value-type="float">
            <text:p>0</text:p>
          </table:table-cell>
          <table:table-cell table:formula="of:=[.P63]" ns41:value-type="float" table:style-name="TL Data" office:value="0" office:value-type="float">
            <text:p>0</text:p>
          </table:table-cell>
          <table:table-cell table:formula="of:=[.Q63]" ns41:value-type="float" table:style-name="TL Data" office:value="0" office:value-type="float">
            <text:p>0</text:p>
          </table:table-cell>
          <table:table-cell table:formula="of:=[.R63]" ns41:value-type="float" table:style-name="TL Data" office:value="0" office:value-type="float">
            <text:p>0</text:p>
          </table:table-cell>
          <table:table-cell table:formula="of:=[.S63]" ns41:value-type="float" table:style-name="TL Data" office:value="12" office:value-type="float">
            <text:p>12</text:p>
          </table:table-cell>
          <table:table-cell table:formula="of:=[.T63]" ns41:value-type="float" table:style-name="TL Data" office:value="0" office:value-type="float">
            <text:p>0</text:p>
          </table:table-cell>
          <table:table-cell table:formula="of:=[.U63]" ns41:value-type="float" table:style-name="TL Data" office:value="0" office:value-type="float">
            <text:p>0</text:p>
          </table:table-cell>
          <table:table-cell table:formula="of:=[.V63]" ns41:value-type="float" table:style-name="TL Data" office:value="2" office:value-type="float">
            <text:p>2</text:p>
          </table:table-cell>
          <table:table-cell table:formula="of:=[.W63]" ns41:value-type="float" table:style-name="TL Data" office:value="0" office:value-type="float">
            <text:p>0</text:p>
          </table:table-cell>
          <table:table-cell table:formula="of:=[.X63]" ns41:value-type="float" table:style-name="TL Data" office:value="0" office:value-type="float">
            <text:p>0</text:p>
          </table:table-cell>
          <table:table-cell table:formula="of:=[.Y63]" ns41:value-type="float" table:style-name="TL Data" office:value-type="float" office:value="19">
            <text:p>19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 </text:p>
          </table:table-cell>
          <table:table-cell ns41:value-type="string" table:style-name="TL HRowHeader" office:value-type="string">
            <text:p>Water</text:p>
          </table:table-cell>
          <table:table-cell/>
          <table:table-cell table:formula="of:=[.D27]+[.D34]+[.D39]+[.D43]+[.D44]+[.D64]" ns41:value-type="float" table:style-name="TL Data" office:value-type="float" office:value="0">
            <text:p>0</text:p>
          </table:table-cell>
          <table:table-cell table:formula="of:=[.E27]+[.E34]+[.E39]+[.E43]+[.E44]+[.E64]" ns41:value-type="float" table:style-name="TL Data" office:value="0" office:value-type="float">
            <text:p>0</text:p>
          </table:table-cell>
          <table:table-cell table:formula="of:=[.F27]+[.F34]+[.F39]+[.F43]+[.F44]+[.F64]" ns41:value-type="float" table:style-name="TL Data" office:value="0" office:value-type="float">
            <text:p>0</text:p>
          </table:table-cell>
          <table:table-cell table:formula="of:=[.G27]+[.G34]+[.G39]+[.G43]+[.G44]+[.G64]" ns41:value-type="float" table:style-name="TL Data" office:value="0" office:value-type="float">
            <text:p>0</text:p>
          </table:table-cell>
          <table:table-cell table:formula="of:=[.H27]+[.H34]+[.H39]+[.H43]+[.H44]+[.H64]" ns41:value-type="float" table:style-name="TL Data" office:value="0" office:value-type="float">
            <text:p>0</text:p>
          </table:table-cell>
          <table:table-cell table:formula="of:=[.I27]+[.I34]+[.I39]+[.I43]+[.I44]+[.I64]" ns41:value-type="float" table:style-name="TL Data" office:value="0" office:value-type="float">
            <text:p>0</text:p>
          </table:table-cell>
          <table:table-cell table:formula="of:=[.J27]+[.J34]+[.J39]+[.J43]+[.J44]+[.J64]" ns41:value-type="float" table:style-name="TL Data" office:value="0" office:value-type="float">
            <text:p>0</text:p>
          </table:table-cell>
          <table:table-cell table:formula="of:=[.K27]+[.K34]+[.K39]+[.K43]+[.K44]+[.K64]" ns41:value-type="float" table:style-name="TL Data" office:value="0" office:value-type="float">
            <text:p>0</text:p>
          </table:table-cell>
          <table:table-cell table:formula="of:=[.L27]+[.L34]+[.L39]+[.L43]+[.L44]+[.L64]" ns41:value-type="float" table:style-name="TL Data" office:value="0" office:value-type="float">
            <text:p>0</text:p>
          </table:table-cell>
          <table:table-cell table:formula="of:=[.M27]+[.M34]+[.M39]+[.M43]+[.M44]+[.M64]" ns41:value-type="float" table:style-name="TL Data" office:value="0" office:value-type="float">
            <text:p>0</text:p>
          </table:table-cell>
          <table:table-cell table:formula="of:=[.N27]+[.N34]+[.N39]+[.N43]+[.N44]+[.N64]" ns41:value-type="float" table:style-name="TL Data" office:value="0" office:value-type="float">
            <text:p>0</text:p>
          </table:table-cell>
          <table:table-cell table:formula="of:=[.O27]+[.O34]+[.O39]+[.O43]+[.O44]+[.O64]" ns41:value-type="float" table:style-name="TL Data" office:value="0" office:value-type="float">
            <text:p>0</text:p>
          </table:table-cell>
          <table:table-cell table:formula="of:=[.P27]+[.P34]+[.P39]+[.P43]+[.P44]+[.P64]" ns41:value-type="float" table:style-name="TL Data" office:value="0" office:value-type="float">
            <text:p>0</text:p>
          </table:table-cell>
          <table:table-cell table:formula="of:=[.Q27]+[.Q34]+[.Q39]+[.Q43]+[.Q44]+[.Q64]" ns41:value-type="float" table:style-name="TL Data" office:value="0" office:value-type="float">
            <text:p>0</text:p>
          </table:table-cell>
          <table:table-cell table:formula="of:=[.R27]+[.R34]+[.R39]+[.R43]+[.R44]+[.R64]" ns41:value-type="float" table:style-name="TL Data" office:value="1" office:value-type="float">
            <text:p>1</text:p>
          </table:table-cell>
          <table:table-cell table:formula="of:=[.S27]+[.S34]+[.S39]+[.S43]+[.S44]+[.S64]" ns41:value-type="float" table:style-name="TL Data" office:value="1" office:value-type="float">
            <text:p>1</text:p>
          </table:table-cell>
          <table:table-cell table:formula="of:=[.T27]+[.T34]+[.T39]+[.T43]+[.T44]+[.T64]" ns41:value-type="float" table:style-name="TL Data" office:value="0" office:value-type="float">
            <text:p>0</text:p>
          </table:table-cell>
          <table:table-cell table:formula="of:=[.U27]+[.U34]+[.U39]+[.U43]+[.U44]+[.U64]" ns41:value-type="float" table:style-name="TL Data" office:value="0" office:value-type="float">
            <text:p>0</text:p>
          </table:table-cell>
          <table:table-cell table:formula="of:=[.V27]+[.V34]+[.V39]+[.V43]+[.V44]+[.V64]" ns41:value-type="float" table:style-name="TL Data" office:value="0" office:value-type="float">
            <text:p>0</text:p>
          </table:table-cell>
          <table:table-cell table:formula="of:=[.W27]+[.W34]+[.W39]+[.W43]+[.W44]+[.W64]" ns41:value-type="float" table:style-name="TL Data" office:value="0" office:value-type="float">
            <text:p>0</text:p>
          </table:table-cell>
          <table:table-cell table:formula="of:=[.X27]+[.X34]+[.X39]+[.X43]+[.X44]+[.X64]" ns41:value-type="float" table:style-name="TL Data" office:value="5" office:value-type="float">
            <text:p>5</text:p>
          </table:table-cell>
          <table:table-cell table:formula="of:=[.Y27]+[.Y34]+[.Y39]+[.Y43]+[.Y44]+[.Y64]" ns41:value-type="float" table:style-name="TL Data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TL HRowHeader" office:value-type="string">
            <text:p>Totaal </text:p>
          </table:table-cell>
          <table:table-cell ns41:value-type="string" table:style-name="TL HRowHeader" office:value-type="string">
            <text:p>Wind</text:p>
          </table:table-cell>
          <table:table-cell/>
          <table:table-cell table:formula="of:=[.D6]+[.D7]+[.D10]+[.D11]+[.D13]+[.D14]+[.D17]+[.D18]+[.D19]+[.D20]+[.D21]+[.D22]+[.D23]+[.D25]+[.D28]+[.D30]+[.D31]+[.D33]+[.D35]+[.D36]+[.D37]+[.D40]+[.D42]+[.D45]+[.D48]+[.D50]+[.D52]+[.D55]+[.D57]+[.D60]+[.D61]+[.D65]+[.D67]+[.D69]+[.D71]+[.D72]+[.D74]+[.D76]+[.D77]+[.D79]+[.D82]+[.D84]" ns41:value-type="float" table:style-name="TL Data" office:value-type="float" office:value="0">
            <text:p>0</text:p>
          </table:table-cell>
          <table:table-cell table:formula="of:=[.E6]+[.E7]+[.E10]+[.E11]+[.E13]+[.E14]+[.E17]+[.E18]+[.E19]+[.E20]+[.E21]+[.E22]+[.E23]+[.E25]+[.E28]+[.E30]+[.E31]+[.E33]+[.E35]+[.E36]+[.E37]+[.E40]+[.E42]+[.E45]+[.E48]+[.E50]+[.E52]+[.E55]+[.E57]+[.E60]+[.E61]+[.E65]+[.E67]+[.E69]+[.E71]+[.E72]+[.E74]+[.E76]+[.E77]+[.E79]+[.E82]+[.E84]" ns41:value-type="float" table:style-name="TL Data" office:value="0" office:value-type="float">
            <text:p>0</text:p>
          </table:table-cell>
          <table:table-cell table:formula="of:=[.F6]+[.F7]+[.F10]+[.F11]+[.F13]+[.F14]+[.F17]+[.F18]+[.F19]+[.F20]+[.F21]+[.F22]+[.F23]+[.F25]+[.F28]+[.F30]+[.F31]+[.F33]+[.F35]+[.F36]+[.F37]+[.F40]+[.F42]+[.F45]+[.F48]+[.F50]+[.F52]+[.F55]+[.F57]+[.F60]+[.F61]+[.F65]+[.F67]+[.F69]+[.F71]+[.F72]+[.F74]+[.F76]+[.F77]+[.F79]+[.F82]+[.F84]" ns41:value-type="float" table:style-name="TL Data" office:value="0" office:value-type="float">
            <text:p>0</text:p>
          </table:table-cell>
          <table:table-cell table:formula="of:=[.G6]+[.G7]+[.G10]+[.G11]+[.G13]+[.G14]+[.G17]+[.G18]+[.G19]+[.G20]+[.G21]+[.G22]+[.G23]+[.G25]+[.G28]+[.G30]+[.G31]+[.G33]+[.G35]+[.G36]+[.G37]+[.G40]+[.G42]+[.G45]+[.G48]+[.G50]+[.G52]+[.G55]+[.G57]+[.G60]+[.G61]+[.G65]+[.G67]+[.G69]+[.G71]+[.G72]+[.G74]+[.G76]+[.G77]+[.G79]+[.G82]+[.G84]" ns41:value-type="float" table:style-name="TL Data" office:value="0" office:value-type="float">
            <text:p>0</text:p>
          </table:table-cell>
          <table:table-cell table:formula="of:=[.H6]+[.H7]+[.H10]+[.H11]+[.H13]+[.H14]+[.H17]+[.H18]+[.H19]+[.H20]+[.H21]+[.H22]+[.H23]+[.H25]+[.H28]+[.H30]+[.H31]+[.H33]+[.H35]+[.H36]+[.H37]+[.H40]+[.H42]+[.H45]+[.H48]+[.H50]+[.H52]+[.H55]+[.H57]+[.H60]+[.H61]+[.H65]+[.H67]+[.H69]+[.H71]+[.H72]+[.H74]+[.H76]+[.H77]+[.H79]+[.H82]+[.H84]" ns41:value-type="float" table:style-name="TL Data" office:value="1" office:value-type="float">
            <text:p>1</text:p>
          </table:table-cell>
          <table:table-cell table:formula="of:=[.I6]+[.I7]+[.I10]+[.I11]+[.I13]+[.I14]+[.I17]+[.I18]+[.I19]+[.I20]+[.I21]+[.I22]+[.I23]+[.I25]+[.I28]+[.I30]+[.I31]+[.I33]+[.I35]+[.I36]+[.I37]+[.I40]+[.I42]+[.I45]+[.I48]+[.I50]+[.I52]+[.I55]+[.I57]+[.I60]+[.I61]+[.I65]+[.I67]+[.I69]+[.I71]+[.I72]+[.I74]+[.I76]+[.I77]+[.I79]+[.I82]+[.I84]" ns41:value-type="float" table:style-name="TL Data" office:value="0" office:value-type="float">
            <text:p>0</text:p>
          </table:table-cell>
          <table:table-cell table:formula="of:=[.J6]+[.J7]+[.J10]+[.J11]+[.J13]+[.J14]+[.J17]+[.J18]+[.J19]+[.J20]+[.J21]+[.J22]+[.J23]+[.J25]+[.J28]+[.J30]+[.J31]+[.J33]+[.J35]+[.J36]+[.J37]+[.J40]+[.J42]+[.J45]+[.J48]+[.J50]+[.J52]+[.J55]+[.J57]+[.J60]+[.J61]+[.J65]+[.J67]+[.J69]+[.J71]+[.J72]+[.J74]+[.J76]+[.J77]+[.J79]+[.J82]+[.J84]" ns41:value-type="float" table:style-name="TL Data" office:value="0" office:value-type="float">
            <text:p>0</text:p>
          </table:table-cell>
          <table:table-cell table:formula="of:=[.K6]+[.K7]+[.K10]+[.K11]+[.K13]+[.K14]+[.K17]+[.K18]+[.K19]+[.K20]+[.K21]+[.K22]+[.K23]+[.K25]+[.K28]+[.K30]+[.K31]+[.K33]+[.K35]+[.K36]+[.K37]+[.K40]+[.K42]+[.K45]+[.K48]+[.K50]+[.K52]+[.K55]+[.K57]+[.K60]+[.K61]+[.K65]+[.K67]+[.K69]+[.K71]+[.K72]+[.K74]+[.K76]+[.K77]+[.K79]+[.K82]+[.K84]" ns41:value-type="float" table:style-name="TL Data" office:value="0" office:value-type="float">
            <text:p>0</text:p>
          </table:table-cell>
          <table:table-cell table:formula="of:=[.L6]+[.L7]+[.L10]+[.L11]+[.L13]+[.L14]+[.L17]+[.L18]+[.L19]+[.L20]+[.L21]+[.L22]+[.L23]+[.L25]+[.L28]+[.L30]+[.L31]+[.L33]+[.L35]+[.L36]+[.L37]+[.L40]+[.L42]+[.L45]+[.L48]+[.L50]+[.L52]+[.L55]+[.L57]+[.L60]+[.L61]+[.L65]+[.L67]+[.L69]+[.L71]+[.L72]+[.L74]+[.L76]+[.L77]+[.L79]+[.L82]+[.L84]" ns41:value-type="float" table:style-name="TL Data" office:value="0" office:value-type="float">
            <text:p>0</text:p>
          </table:table-cell>
          <table:table-cell table:formula="of:=[.M6]+[.M7]+[.M10]+[.M11]+[.M13]+[.M14]+[.M17]+[.M18]+[.M19]+[.M20]+[.M21]+[.M22]+[.M23]+[.M25]+[.M28]+[.M30]+[.M31]+[.M33]+[.M35]+[.M36]+[.M37]+[.M40]+[.M42]+[.M45]+[.M48]+[.M50]+[.M52]+[.M55]+[.M57]+[.M60]+[.M61]+[.M65]+[.M67]+[.M69]+[.M71]+[.M72]+[.M74]+[.M76]+[.M77]+[.M79]+[.M82]+[.M84]" ns41:value-type="float" table:style-name="TL Data" office:value="0" office:value-type="float">
            <text:p>0</text:p>
          </table:table-cell>
          <table:table-cell table:formula="of:=[.N6]+[.N7]+[.N10]+[.N11]+[.N13]+[.N14]+[.N17]+[.N18]+[.N19]+[.N20]+[.N21]+[.N22]+[.N23]+[.N25]+[.N28]+[.N30]+[.N31]+[.N33]+[.N35]+[.N36]+[.N37]+[.N40]+[.N42]+[.N45]+[.N48]+[.N50]+[.N52]+[.N55]+[.N57]+[.N60]+[.N61]+[.N65]+[.N67]+[.N69]+[.N71]+[.N72]+[.N74]+[.N76]+[.N77]+[.N79]+[.N82]+[.N84]" ns41:value-type="float" table:style-name="TL Data" office:value="0" office:value-type="float">
            <text:p>0</text:p>
          </table:table-cell>
          <table:table-cell table:formula="of:=[.O6]+[.O7]+[.O10]+[.O11]+[.O13]+[.O14]+[.O17]+[.O18]+[.O19]+[.O20]+[.O21]+[.O22]+[.O23]+[.O25]+[.O28]+[.O30]+[.O31]+[.O33]+[.O35]+[.O36]+[.O37]+[.O40]+[.O42]+[.O45]+[.O48]+[.O50]+[.O52]+[.O55]+[.O57]+[.O60]+[.O61]+[.O65]+[.O67]+[.O69]+[.O71]+[.O72]+[.O74]+[.O76]+[.O77]+[.O79]+[.O82]+[.O84]" ns41:value-type="float" table:style-name="TL Data" office:value="0" office:value-type="float">
            <text:p>0</text:p>
          </table:table-cell>
          <table:table-cell table:formula="of:=[.P6]+[.P7]+[.P10]+[.P11]+[.P13]+[.P14]+[.P17]+[.P18]+[.P19]+[.P20]+[.P21]+[.P22]+[.P23]+[.P25]+[.P28]+[.P30]+[.P31]+[.P33]+[.P35]+[.P36]+[.P37]+[.P40]+[.P42]+[.P45]+[.P48]+[.P50]+[.P52]+[.P55]+[.P57]+[.P60]+[.P61]+[.P65]+[.P67]+[.P69]+[.P71]+[.P72]+[.P74]+[.P76]+[.P77]+[.P79]+[.P82]+[.P84]" ns41:value-type="float" table:style-name="TL Data" office:value="0" office:value-type="float">
            <text:p>0</text:p>
          </table:table-cell>
          <table:table-cell table:formula="of:=[.Q6]+[.Q7]+[.Q10]+[.Q11]+[.Q13]+[.Q14]+[.Q17]+[.Q18]+[.Q19]+[.Q20]+[.Q21]+[.Q22]+[.Q23]+[.Q25]+[.Q28]+[.Q30]+[.Q31]+[.Q33]+[.Q35]+[.Q36]+[.Q37]+[.Q40]+[.Q42]+[.Q45]+[.Q48]+[.Q50]+[.Q52]+[.Q55]+[.Q57]+[.Q60]+[.Q61]+[.Q65]+[.Q67]+[.Q69]+[.Q71]+[.Q72]+[.Q74]+[.Q76]+[.Q77]+[.Q79]+[.Q82]+[.Q84]" ns41:value-type="float" table:style-name="TL Data" office:value="0" office:value-type="float">
            <text:p>0</text:p>
          </table:table-cell>
          <table:table-cell table:formula="of:=[.R6]+[.R7]+[.R10]+[.R11]+[.R13]+[.R14]+[.R17]+[.R18]+[.R19]+[.R20]+[.R21]+[.R22]+[.R23]+[.R25]+[.R28]+[.R30]+[.R31]+[.R33]+[.R35]+[.R36]+[.R37]+[.R40]+[.R42]+[.R45]+[.R48]+[.R50]+[.R52]+[.R55]+[.R57]+[.R60]+[.R61]+[.R65]+[.R67]+[.R69]+[.R71]+[.R72]+[.R74]+[.R76]+[.R77]+[.R79]+[.R82]+[.R84]" ns41:value-type="float" table:style-name="TL Data" office:value="2" office:value-type="float">
            <text:p>2</text:p>
          </table:table-cell>
          <table:table-cell table:formula="of:=[.S6]+[.S7]+[.S10]+[.S11]+[.S13]+[.S14]+[.S17]+[.S18]+[.S19]+[.S20]+[.S21]+[.S22]+[.S23]+[.S25]+[.S28]+[.S30]+[.S31]+[.S33]+[.S35]+[.S36]+[.S37]+[.S40]+[.S42]+[.S45]+[.S48]+[.S50]+[.S52]+[.S55]+[.S57]+[.S60]+[.S61]+[.S65]+[.S67]+[.S69]+[.S71]+[.S72]+[.S74]+[.S76]+[.S77]+[.S79]+[.S82]+[.S84]" ns41:value-type="float" table:style-name="TL Data" office:value="44" office:value-type="float">
            <office:annotation draw:style-name="gr1" svg:height="2.01cm" draw:caption-point-y="0.856cm" svg:width="3.48cm" svg:x="37.198cm" draw:caption-point-x="-1.619cm" svg:y="40.21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5</text:span></text:p>
            </office:annotation>
            <text:p>44</text:p>
          </table:table-cell>
          <table:table-cell table:formula="of:=[.T6]+[.T7]+[.T10]+[.T11]+[.T13]+[.T14]+[.T17]+[.T18]+[.T19]+[.T20]+[.T21]+[.T22]+[.T23]+[.T25]+[.T28]+[.T30]+[.T31]+[.T33]+[.T35]+[.T36]+[.T37]+[.T40]+[.T42]+[.T45]+[.T48]+[.T50]+[.T52]+[.T55]+[.T57]+[.T60]+[.T61]+[.T65]+[.T67]+[.T69]+[.T71]+[.T72]+[.T74]+[.T76]+[.T77]+[.T79]+[.T82]+[.T84]" ns41:value-type="float" table:style-name="TL Data" office:value="0" office:value-type="float">
            <text:p>0</text:p>
          </table:table-cell>
          <table:table-cell table:formula="of:=[.U6]+[.U7]+[.U10]+[.U11]+[.U13]+[.U14]+[.U17]+[.U18]+[.U19]+[.U20]+[.U21]+[.U22]+[.U23]+[.U25]+[.U28]+[.U30]+[.U31]+[.U33]+[.U35]+[.U36]+[.U37]+[.U40]+[.U42]+[.U45]+[.U48]+[.U50]+[.U52]+[.U55]+[.U57]+[.U60]+[.U61]+[.U65]+[.U67]+[.U69]+[.U71]+[.U72]+[.U74]+[.U76]+[.U77]+[.U79]+[.U82]+[.U84]" ns41:value-type="float" table:style-name="TL Data" office:value="0" office:value-type="float">
            <text:p>0</text:p>
          </table:table-cell>
          <table:table-cell table:formula="of:=[.V6]+[.V7]+[.V10]+[.V11]+[.V13]+[.V14]+[.V17]+[.V18]+[.V19]+[.V20]+[.V21]+[.V22]+[.V23]+[.V25]+[.V28]+[.V30]+[.V31]+[.V33]+[.V35]+[.V36]+[.V37]+[.V40]+[.V42]+[.V45]+[.V48]+[.V50]+[.V52]+[.V55]+[.V57]+[.V60]+[.V61]+[.V65]+[.V67]+[.V69]+[.V71]+[.V72]+[.V74]+[.V76]+[.V77]+[.V79]+[.V82]+[.V84]" ns41:value-type="float" table:style-name="TL Data" office:value="5" office:value-type="float">
            <text:p>5</text:p>
          </table:table-cell>
          <table:table-cell table:formula="of:=[.W6]+[.W7]+[.W10]+[.W11]+[.W13]+[.W14]+[.W17]+[.W18]+[.W19]+[.W20]+[.W21]+[.W22]+[.W23]+[.W25]+[.W28]+[.W30]+[.W31]+[.W33]+[.W35]+[.W36]+[.W37]+[.W40]+[.W42]+[.W45]+[.W48]+[.W50]+[.W52]+[.W55]+[.W57]+[.W60]+[.W61]+[.W65]+[.W67]+[.W69]+[.W71]+[.W72]+[.W74]+[.W76]+[.W77]+[.W79]+[.W82]+[.W84]" ns41:value-type="float" table:style-name="TL Data" office:value="0" office:value-type="float">
            <text:p>0</text:p>
          </table:table-cell>
          <table:table-cell table:formula="of:=[.X6]+[.X7]+[.X10]+[.X11]+[.X13]+[.X14]+[.X17]+[.X18]+[.X19]+[.X20]+[.X21]+[.X22]+[.X23]+[.X25]+[.X28]+[.X30]+[.X31]+[.X33]+[.X35]+[.X36]+[.X37]+[.X40]+[.X42]+[.X45]+[.X48]+[.X50]+[.X52]+[.X55]+[.X57]+[.X60]+[.X61]+[.X65]+[.X67]+[.X69]+[.X71]+[.X72]+[.X74]+[.X76]+[.X77]+[.X79]+[.X82]+[.X84]" ns41:value-type="float" table:style-name="TL Data" office:value="21" office:value-type="float">
            <text:p>21</text:p>
          </table:table-cell>
          <table:table-cell table:formula="of:=[.Y6]+[.Y7]+[.Y10]+[.Y11]+[.Y13]+[.Y14]+[.Y17]+[.Y18]+[.Y19]+[.Y20]+[.Y21]+[.Y22]+[.Y23]+[.Y25]+[.Y28]+[.Y30]+[.Y31]+[.Y33]+[.Y35]+[.Y36]+[.Y37]+[.Y40]+[.Y42]+[.Y45]+[.Y48]+[.Y50]+[.Y52]+[.Y55]+[.Y57]+[.Y60]+[.Y61]+[.Y65]+[.Y67]+[.Y69]+[.Y71]+[.Y72]+[.Y74]+[.Y76]+[.Y77]+[.Y79]+[.Y82]+[.Y84]" ns41:value-type="float" table:style-name="TL Data" office:value-type="float" office:value="73">
            <office:annotation draw:style-name="gr1" svg:height="2.01cm" draw:caption-point-y="0.856cm" svg:width="3.48cm" svg:x="47.678cm" draw:caption-point-x="-1.619cm" svg:y="40.21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4</text:span></text:p>
            </office:annotation>
            <text:p>73</text:p>
          </table:table-cell>
          <table:table-cell table:number-columns-repeated="999"/>
        </table:table-row>
        <table:table-row table:style-name="ro1">
          <table:table-cell ns41:value-type="string" table:style-name="TL HRowHeader" office:value-type="string">
            <text:p>Algemeen totaal</text:p>
          </table:table-cell>
          <table:table-cell table:style-name="TL HRowHeader"/>
          <table:table-cell/>
          <table:table-cell table:formula="of:=[.D85]+[.D86]+[.D87]+[.D88]" ns41:value-type="float" table:style-name="TL Data" office:value-type="float" office:value="24">
            <text:p>24</text:p>
          </table:table-cell>
          <table:table-cell table:formula="of:=[.E85]+[.E86]+[.E87]+[.E88]" ns41:value-type="float" table:style-name="TL Data" office:value-type="float" office:value="7">
            <text:p>7</text:p>
          </table:table-cell>
          <table:table-cell table:formula="of:=[.F85]+[.F86]+[.F87]+[.F88]" ns41:value-type="float" table:style-name="TL Data" office:value-type="float" office:value="0">
            <text:p>0</text:p>
          </table:table-cell>
          <table:table-cell table:formula="of:=[.G85]+[.G86]+[.G87]+[.G88]" ns41:value-type="float" table:style-name="TL Data" office:value-type="float" office:value="3">
            <text:p>3</text:p>
          </table:table-cell>
          <table:table-cell table:formula="of:=[.H85]+[.H86]+[.H87]+[.H88]" ns41:value-type="float" table:style-name="TL Data" office:value-type="float" office:value="10">
            <text:p>10</text:p>
          </table:table-cell>
          <table:table-cell table:formula="of:=[.I85]+[.I86]+[.I87]+[.I88]" ns41:value-type="float" table:style-name="TL Data" office:value-type="float" office:value="7">
            <text:p>7</text:p>
          </table:table-cell>
          <table:table-cell table:formula="of:=[.J85]+[.J86]+[.J87]+[.J88]" ns41:value-type="float" table:style-name="TL Data" office:value-type="float" office:value="0">
            <text:p>0</text:p>
          </table:table-cell>
          <table:table-cell table:formula="of:=[.K85]+[.K86]+[.K87]+[.K88]" ns41:value-type="float" table:style-name="TL Data" office:value-type="float" office:value="0">
            <text:p>0</text:p>
          </table:table-cell>
          <table:table-cell table:formula="of:=[.L85]+[.L86]+[.L87]+[.L88]" ns41:value-type="float" table:style-name="TL Data" office:value-type="float" office:value="2">
            <text:p>2</text:p>
          </table:table-cell>
          <table:table-cell table:formula="of:=[.M85]+[.M86]+[.M87]+[.M88]" ns41:value-type="float" table:style-name="TL Data" office:value-type="float" office:value="8">
            <text:p>8</text:p>
          </table:table-cell>
          <table:table-cell table:formula="of:=[.N85]+[.N86]+[.N87]+[.N88]" ns41:value-type="float" table:style-name="TL Data" office:value-type="float" office:value="1">
            <text:p>1</text:p>
          </table:table-cell>
          <table:table-cell table:formula="of:=[.O85]+[.O86]+[.O87]+[.O88]" ns41:value-type="float" table:style-name="TL Data" office:value-type="float" office:value="0">
            <text:p>0</text:p>
          </table:table-cell>
          <table:table-cell table:formula="of:=[.P85]+[.P86]+[.P87]+[.P88]" ns41:value-type="float" table:style-name="TL Data" office:value-type="float" office:value="2">
            <text:p>2</text:p>
          </table:table-cell>
          <table:table-cell table:formula="of:=[.Q85]+[.Q86]+[.Q87]+[.Q88]" ns41:value-type="float" table:style-name="TL Data" office:value-type="float" office:value="3">
            <text:p>3</text:p>
          </table:table-cell>
          <table:table-cell table:formula="of:=[.R85]+[.R86]+[.R87]+[.R88]" ns41:value-type="float" table:style-name="TL Data" office:value-type="float" office:value="9">
            <text:p>9</text:p>
          </table:table-cell>
          <table:table-cell table:formula="of:=[.S85]+[.S86]+[.S87]+[.S88]" ns41:value-type="float" table:style-name="TL Data" office:value-type="float" office:value="83">
            <office:annotation draw:style-name="gr1" svg:height="2.01cm" draw:caption-point-y="0.856cm" svg:width="3.48cm" svg:x="37.198cm" draw:caption-point-x="-1.619cm" svg:y="40.68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4</text:span></text:p>
            </office:annotation>
            <text:p>83</text:p>
          </table:table-cell>
          <table:table-cell table:formula="of:=[.T85]+[.T86]+[.T87]+[.T88]" ns41:value-type="float" table:style-name="TL Data" office:value-type="float" office:value="2">
            <text:p>2</text:p>
          </table:table-cell>
          <table:table-cell table:formula="of:=[.U85]+[.U86]+[.U87]+[.U88]" ns41:value-type="float" table:style-name="TL Data" office:value-type="float" office:value="0">
            <text:p>0</text:p>
          </table:table-cell>
          <table:table-cell table:formula="of:=[.V85]+[.V86]+[.V87]+[.V88]" ns41:value-type="float" table:style-name="TL Data" office:value-type="float" office:value="13">
            <text:p>13</text:p>
          </table:table-cell>
          <table:table-cell table:formula="of:=[.W85]+[.W86]+[.W87]+[.W88]" ns41:value-type="float" table:style-name="TL Data" office:value-type="float" office:value="2">
            <text:p>2</text:p>
          </table:table-cell>
          <table:table-cell table:formula="of:=[.X85]+[.X86]+[.X87]+[.X88]" ns41:value-type="float" table:style-name="TL Data" office:value-type="float" office:value="28">
            <text:p>28</text:p>
          </table:table-cell>
          <table:table-cell table:formula="of:=[.Y85]+[.Y86]+[.Y87]+[.Y88]" ns41:value-type="float" table:style-name="TL Data" office:value-type="float" office:value="204">
            <office:annotation draw:style-name="gr1" svg:height="2.01cm" draw:caption-point-y="0.856cm" svg:width="3.48cm" svg:x="47.678cm" draw:caption-point-x="-1.619cm" svg:y="40.68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05</text:span></text:p>
            </office:annotation>
            <text:p>204</text:p>
          </table:table-cell>
          <table:table-cell table:number-columns-repeated="999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3:42:35</dc:date>
    <meta:print-date>2004-01-22T22:12:01</meta:print-date>
    <meta:document-statistic meta:object-count="0" meta:cell-count="478" meta:table-count="1"/>
    <meta:generator>ODFPY/1.3.0dev</meta:generator>
  </office:meta>
</office:document-meta>
</file>